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a0a7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aa0a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aa0a7"/>
    </style:style>
    <style:style style:name="P4" style:family="paragraph" style:parent-style-name="Standard">
      <style:text-properties officeooo:paragraph-rsid="001c5de2"/>
    </style:style>
    <style:style style:name="P5" style:family="paragraph" style:parent-style-name="Standard">
      <style:text-properties style:font-name="Times New Roman" fo:font-size="12pt" fo:font-weight="bold" officeooo:paragraph-rsid="001c5de2" style:font-size-asian="12pt" style:font-weight-asian="bold" style:font-size-complex="12pt" style:font-weight-complex="bold"/>
    </style:style>
    <style:style style:name="T1" style:family="text">
      <style:text-properties officeooo:rsid="001aa0a7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officeooo:rsid="001aa0a7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officeooo:rsid="001c5de2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font-style="normal" fo:text-shadow="none" style:text-underline-style="none" fo:font-weight="bold" officeooo:rsid="001c5de2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2pt" fo:font-style="normal" fo:text-shadow="none" style:text-underline-style="none" fo:font-weight="bold" officeooo:rsid="001c5de2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tyle="normal" fo:text-shadow="none" style:text-underline-style="none" fo:font-weight="normal" officeooo:rsid="001c5de2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font-style="normal" fo:text-shadow="none" style:text-underline-style="none" fo:font-weight="bold" officeooo:rsid="001c5de2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1c5de2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tyle="normal" fo:text-shadow="none" style:text-underline-style="none" officeooo:rsid="001c5de2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ize="10pt" fo:font-style="normal" fo:text-shadow="none" style:text-underline-style="none" fo:font-weight="normal" officeooo:rsid="001c5de2" style:font-name-asian="Arial" style:font-size-asian="8.75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Arial" fo:font-size="10pt" fo:font-style="normal" fo:text-shadow="none" style:text-underline-style="none" fo:font-weight="normal" officeooo:rsid="001c5de2" style:font-name-asian="Arial" style:font-size-asian="8.75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weight="bold" officeooo:rsid="001aa0a7" style:font-weight-asian="bold" style:font-weight-complex="bold"/>
    </style:style>
    <style:style style:name="T13" style:family="text">
      <style:text-properties fo:font-weight="bold" officeooo:rsid="001c5de2" style:font-weight-asian="bold" style:font-weight-complex="bold"/>
    </style:style>
    <style:style style:name="T14" style:family="text">
      <style:text-properties fo:font-size="18pt" officeooo:rsid="001aa0a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Attori:</text:span><text:span text:style-name="T1"> </text:span></text:p>
      <text:p text:style-name="P1"><text:span text:style-name="T1"/></text:p>
      <text:p text:style-name="P3"><text:span text:style-name="T12">Utente generico con figlio da </text:span><text:span text:style-name="T13">3 a 36 mesi</text:span><text:span text:style-name="T1"> : </text:span><text:span text:style-name="T2"><text:s text:c="2"/><text:tab/></text:span></text:p>
      <text:p text:style-name="P3"><text:span text:style-name="T2"/></text:p>
      <text:p text:style-name="P3"><text:span text:style-name="T2">1 - Personale universitario (professori studenti, personale d'ufficio, tecnico amministrativo, ricercatori,...).</text:span></text:p>
      <text:p text:style-name="P1"><text:span text:style-name="T2">2 - Residente di Fisciano.</text:span></text:p>
      <text:p text:style-name="P4"><text:span text:style-name="T3">3 - Altro utente che ha rapporti con l'università (escluse le categorie del punto 1).</text:span></text:p>
      <text:p text:style-name="P4"><text:span text:style-name="T3"/></text:p>
      <text:p text:style-name="P4"><text:span text:style-name="T7">Personale amministrativo</text:span><text:span text:style-name="T3"> (direttore, nutrici, segretaria, addetti mensa)</text:span></text:p>
      <text:p text:style-name="P4"><text:span text:style-name="T3"/></text:p>
      <text:p text:style-name="P5"><text:span text:style-name="T9">Utente esterno: </text:span></text:p>
      <text:p text:style-name="P5"><text:span text:style-name="T9"/></text:p>
      <text:p text:style-name="P5"><text:span text:style-name="T11">1 - </text:span><text:span text:style-name="T3">Ufficio diritto allo studio (Riceve la domanda).</text:span></text:p>
      <text:p text:style-name="P5"><text:span text:style-name="T3">2 - Comune di Fisciano (Personale che si aggiunge alla commissione).</text:span></text:p>
      <text:p text:style-name="P5"><text:span text:style-name="T3">3 - Commissione formata dal Rettore.</text:span></text:p>
      <text:p text:style-name="P5"><text:span text:style-name="T3"/></text:p>
      <text:p text:style-name="P5"><text:span text:style-name="T3"/></text:p>
      <text:p text:style-name="P5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9:54:54.28</meta:creation-date>
    <dc:date>2012-10-16T20:22:54.07</dc:date>
    <meta:editing-duration>PT11M21S</meta:editing-duration>
    <meta:editing-cycles>1</meta:editing-cycles>
    <meta:document-statistic meta:table-count="0" meta:image-count="0" meta:object-count="0" meta:page-count="1" meta:paragraph-count="10" meta:word-count="77" meta:character-count="522" meta:non-whitespace-character-count="449"/>
    <meta:generator>LibreOffice/3.6$Windows_x86 LibreOffice_project/da8c1e6-fd468f4-454e206-f42a4a9-143cfd</meta:generator>
  </office:meta>
</office:document-meta>
</file>